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pyexcel_sheet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egment_id</text:p>
          </table:table-cell>
          <table:table-cell office:value-type="string">
            <text:p>root-pli-ms</text:p>
          </table:table-cell>
          <table:table-cell office:value-type="string">
            <text:p>translation-en-brahmali</text:p>
          </table:table-cell>
          <table:table-cell office:value-type="string">
            <text:p>comment-en-brahmali</text:p>
          </table:table-cell>
          <table:table-cell office:value-type="string">
            <text:p>html</text:p>
          </table:table-cell>
          <table:table-cell office:value-type="string">
            <text:p>reference</text:p>
          </table:table-cell>
        </table:table-row>
        <table:table-row>
          <table:table-cell office:value-type="string">
            <text:p>pli-tv-bi-vb-np6:0.1</text:p>
          </table:table-cell>
          <table:table-cell office:value-type="string">
            <text:p>Theravāda Vinaya</text:p>
          </table:table-cell>
          <table:table-cell office:value-type="string">
            <text:p>Theravāda Collection on Monastic Law </text:p>
          </table:table-cell>
          <table:table-cell office:value-type="string">
            <text:p/>
          </table:table-cell>
          <table:table-cell office:value-type="string">
            <text:p>&lt;article id='pli-tv-bi-vb-np6'&gt;&lt;header&gt;&lt;ul&gt;&lt;li class='collection'&gt;{}&lt;/li&gt;</text:p>
          </table:table-cell>
          <table:table-cell/>
        </table:table-row>
        <table:table-row>
          <table:table-cell office:value-type="string">
            <text:p>pli-tv-bi-vb-np6:0.2</text:p>
          </table:table-cell>
          <table:table-cell office:value-type="string">
            <text:p>Bhikkhunivibhaṅga</text:p>
          </table:table-cell>
          <table:table-cell office:value-type="string">
            <text:p>The nuns’ rules and their analysis </text:p>
          </table:table-cell>
          <table:table-cell office:value-type="string">
            <text:p/>
          </table:table-cell>
          <table:table-cell office:value-type="string">
            <text:p>&lt;li class='division'&gt;{}&lt;/li&gt;</text:p>
          </table:table-cell>
          <table:table-cell/>
        </table:table-row>
        <table:table-row>
          <table:table-cell office:value-type="string">
            <text:p>pli-tv-bi-vb-np6:0.3</text:p>
          </table:table-cell>
          <table:table-cell office:value-type="string">
            <text:p>Nissaggiyakaṇḍa</text:p>
          </table:table-cell>
          <table:table-cell office:value-type="string">
            <text:p>The chapter on relinquishment </text:p>
          </table:table-cell>
          <table:table-cell office:value-type="string">
            <text:p/>
          </table:table-cell>
          <table:table-cell office:value-type="string">
            <text:p>&lt;li class='kanda'&gt;{}&lt;/li&gt;</text:p>
          </table:table-cell>
          <table:table-cell/>
        </table:table-row>
        <table:table-row>
          <table:table-cell office:value-type="string">
            <text:p>pli-tv-bi-vb-np6:0.4</text:p>
          </table:table-cell>
          <table:table-cell office:value-type="string">
            <text:p>Pattavagga</text:p>
          </table:table-cell>
          <table:table-cell office:value-type="string">
            <text:p>The sub-chapter on bowls </text:p>
          </table:table-cell>
          <table:table-cell office:value-type="string">
            <text:p/>
          </table:table-cell>
          <table:table-cell office:value-type="string">
            <text:p>&lt;li class='vagga'&gt;{}&lt;/li&gt;&lt;/ul&gt;</text:p>
          </table:table-cell>
          <table:table-cell/>
        </table:table-row>
        <table:table-row>
          <table:table-cell office:value-type="string">
            <text:p>pli-tv-bi-vb-np6:0.5</text:p>
          </table:table-cell>
          <table:table-cell office:value-type="string">
            <text:p>6. Saṃghikacetapanasikkhāpada</text:p>
          </table:table-cell>
          <table:table-cell office:value-type="string">
            <text:p>6. The training rule on exchanging what belongs to the Sangha </text:p>
          </table:table-cell>
          <table:table-cell office:value-type="string">
            <text:p/>
          </table:table-cell>
          <table:table-cell office:value-type="string">
            <text:p>&lt;h1 class='sutta-title'&gt;{}&lt;/h1&gt;&lt;/header&gt;</text:p>
          </table:table-cell>
          <table:table-cell/>
        </table:table-row>
        <table:table-row>
          <table:table-cell office:value-type="string">
            <text:p>pli-tv-bi-vb-np6:1.0</text:p>
          </table:table-cell>
          <table:table-cell office:value-type="string">
            <text:p/>
          </table:table-cell>
          <table:table-cell office:value-type="string">
            <text:p>Origin story </text:p>
          </table:table-cell>
          <table:table-cell office:value-type="string">
            <text:p/>
          </table:table-cell>
          <table:table-cell office:value-type="string">
            <text:p>&lt;section class='vinaya-nidana'&gt;&lt;h2&gt;{}&lt;/h2&gt;</text:p>
          </table:table-cell>
          <table:table-cell/>
        </table:table-row>
        <table:table-row>
          <table:table-cell office:value-type="string">
            <text:p>pli-tv-bi-vb-np6:1.1</text:p>
          </table:table-cell>
          <table:table-cell office:value-type="string">
            <text:p>Tena samayena buddho bhagavā sāvatthiyaṃ viharati jetavane anāthapiṇḍikassa ārāme.</text:p>
          </table:table-cell>
          <table:table-cell office:value-type="string">
            <text:p>At one time the Buddha was staying at Sāvatthī in the Jeta Grove, Anāthapiṇḍika’s Monastery. </text:p>
          </table:table-cell>
          <table:table-cell office:value-type="string">
            <text:p/>
          </table:table-cell>
          <table:table-cell office:value-type="string">
            <text:p>&lt;p&gt;{}</text:p>
          </table:table-cell>
          <table:table-cell office:value-type="string">
            <text:p>bj2.2.110, cck3.78, mc3.63, ms2V_2483, msdiv758, ndp2.340, pts-cs1, pts-vp-en3.228, sc1, sya3.78</text:p>
          </table:table-cell>
        </table:table-row>
        <table:table-row>
          <table:table-cell office:value-type="string">
            <text:p>pli-tv-bi-vb-np6:1.2</text:p>
          </table:table-cell>
          <table:table-cell office:value-type="string">
            <text:p>Tena kho pana samayena upāsakā bhikkhunisaṃghassa cīvaratthāya chandakaṃ saṅgharitvā aññatarassa pāvārikassa ghare parikkhāraṃ nikkhipitvā bhikkhuniyo upasaṅkamitvā etadavocuṃ—</text:p>
          </table:table-cell>
          <table:table-cell office:value-type="string">
            <text:p>At that time the lay followers collected voluntary contributions with the aim of supplying robes for the Sangha of nuns, and then stored the equipment in the house of a cloth merchant. They went to the nuns and said, </text:p>
          </table:table-cell>
          <table:table-cell office:value-type="string">
            <text:p/>
          </table:table-cell>
          <table:table-cell office:value-type="string">
            <text:p>{}</text:p>
          </table:table-cell>
          <table:table-cell/>
        </table:table-row>
        <table:table-row>
          <table:table-cell office:value-type="string">
            <text:p>pli-tv-bi-vb-np6:1.3</text:p>
          </table:table-cell>
          <table:table-cell office:value-type="string">
            <text:p>“amukassa, ayye, pāvārikassa ghare cīvaratthāya parikkhāro nikkhitto, tato cīvaraṃ āharāpetvā bhājethā”ti.</text:p>
          </table:table-cell>
          <table:table-cell office:value-type="string">
            <text:p>“Venerables, equipment to be used for robes is stored in the house of such-and-such a cloth merchant. Please have someone get cloth from that and then share it out.” </text:p>
          </table:table-cell>
          <table:table-cell office:value-type="string">
            <text:p/>
          </table:table-cell>
          <table:table-cell office:value-type="string">
            <text:p>{}</text:p>
          </table:table-cell>
          <table:table-cell/>
        </table:table-row>
        <table:table-row>
          <table:table-cell office:value-type="string">
            <text:p>pli-tv-bi-vb-np6:1.4</text:p>
          </table:table-cell>
          <table:table-cell office:value-type="string">
            <text:p>Bhikkhuniyo tena parikkhārena bhesajjaṃ cetāpetvā paribhuñjiṃsu.</text:p>
          </table:table-cell>
          <table:table-cell office:value-type="string">
            <text:p>But the nuns exchanged that equipment for tonics, which they then used. </text:p>
          </table:table-cell>
          <table:table-cell office:value-type="string">
            <text:p/>
          </table:table-cell>
          <table:table-cell office:value-type="string">
            <text:p>{}</text:p>
          </table:table-cell>
          <table:table-cell/>
        </table:table-row>
        <table:table-row>
          <table:table-cell office:value-type="string">
            <text:p>pli-tv-bi-vb-np6:1.5</text:p>
          </table:table-cell>
          <table:table-cell office:value-type="string">
            <text:p>Upāsakā jānitvā ujjhāyanti khiyyanti vipācenti—</text:p>
          </table:table-cell>
          <table:table-cell office:value-type="string">
            <text:p>When the lay followers found out about this, they complained and criticized them, </text:p>
          </table:table-cell>
          <table:table-cell office:value-type="string">
            <text:p/>
          </table:table-cell>
          <table:table-cell office:value-type="string">
            <text:p>{}</text:p>
          </table:table-cell>
          <table:table-cell/>
        </table:table-row>
        <table:table-row>
          <table:table-cell office:value-type="string">
            <text:p>pli-tv-bi-vb-np6:1.6</text:p>
          </table:table-cell>
          <table:table-cell office:value-type="string">
            <text:p>“kathañhi nāma bhikkhuniyo aññadatthikena parikkhārena aññuddisikena saṃghikena aññaṃ cetāpessantī”ti.</text:p>
          </table:table-cell>
          <table:table-cell office:value-type="string">
            <text:p>“When equipment belonging to the Sangha is designated for a specific purpose, how can the nuns exchange it for something else?” </text:p>
          </table:table-cell>
          <table:table-cell office:value-type="string">
            <text:p/>
          </table:table-cell>
          <table:table-cell office:value-type="string">
            <text:p>{}&lt;/p&gt;</text:p>
          </table:table-cell>
          <table:table-cell office:value-type="string">
            <text:p>pts-vp-en3.229</text:p>
          </table:table-cell>
        </table:table-row>
        <table:table-row>
          <table:table-cell office:value-type="string">
            <text:p>pli-tv-bi-vb-np6:1.7</text:p>
          </table:table-cell>
          <table:table-cell office:value-type="string">
            <text:p>Assosuṃ kho bhikkhuniyo tesaṃ upāsakānaṃ ujjhāyantānaṃ khiyyantānaṃ vipācentānaṃ.</text:p>
          </table:table-cell>
          <table:table-cell office:value-type="string">
            <text:p>The nuns heard the complaints of those lay followers, </text:p>
          </table:table-cell>
          <table:table-cell office:value-type="string">
            <text:p/>
          </table:table-cell>
          <table:table-cell office:value-type="string">
            <text:p>&lt;p&gt;{}</text:p>
          </table:table-cell>
          <table:table-cell office:value-type="string">
            <text:p>csp1ed2.328, csp2ed2.328, dr3.69, ms2V_2484, sc2, sya3.79, vri88.340</text:p>
          </table:table-cell>
        </table:table-row>
        <table:table-row>
          <table:table-cell office:value-type="string">
            <text:p>pli-tv-bi-vb-np6:1.8</text:p>
          </table:table-cell>
          <table:table-cell office:value-type="string">
            <text:p>Yā tā bhikkhuniyo appicchā …pe… tā ujjhāyanti khiyyanti vipācenti—</text:p>
          </table:table-cell>
          <table:table-cell office:value-type="string">
            <text:p>and the nuns of few desires complained and criticized them, </text:p>
          </table:table-cell>
          <table:table-cell office:value-type="string">
            <text:p/>
          </table:table-cell>
          <table:table-cell office:value-type="string">
            <text:p>{}</text:p>
          </table:table-cell>
          <table:table-cell office:value-type="string">
            <text:p>pts-vp-pli4.251</text:p>
          </table:table-cell>
        </table:table-row>
        <table:table-row>
          <table:table-cell office:value-type="string">
            <text:p>pli-tv-bi-vb-np6:1.9</text:p>
          </table:table-cell>
          <table:table-cell office:value-type="string">
            <text:p>“kathañhi nāma bhikkhuniyo aññadatthikena parikkhārena aññuddisikena saṃghikena aññaṃ cetāpessantī”ti …pe…</text:p>
          </table:table-cell>
          <table:table-cell office:value-type="string">
            <text:p>“When equipment belonging to the Sangha is designated for a specific purpose, how can the nuns exchange it for something else?” … </text:p>
          </table:table-cell>
          <table:table-cell office:value-type="string">
            <text:p/>
          </table:table-cell>
          <table:table-cell office:value-type="string">
            <text:p>{}</text:p>
          </table:table-cell>
          <table:table-cell/>
        </table:table-row>
        <table:table-row>
          <table:table-cell office:value-type="string">
            <text:p>pli-tv-bi-vb-np6:1.10</text:p>
          </table:table-cell>
          <table:table-cell office:value-type="string">
            <text:p>“saccaṃ kira, bhikkhave, bhikkhuniyo aññadatthikena parikkhārena aññuddisikena saṃghikena aññaṃ cetāpentī”ti?</text:p>
          </table:table-cell>
          <table:table-cell office:value-type="string">
            <text:p>“Is it true, monks, that the nuns did this?” </text:p>
          </table:table-cell>
          <table:table-cell office:value-type="string">
            <text:p/>
          </table:table-cell>
          <table:table-cell office:value-type="string">
            <text:p>{}&lt;/p&gt;</text:p>
          </table:table-cell>
          <table:table-cell/>
        </table:table-row>
        <table:table-row>
          <table:table-cell office:value-type="string">
            <text:p>pli-tv-bi-vb-np6:1.11</text:p>
          </table:table-cell>
          <table:table-cell office:value-type="string">
            <text:p>“Saccaṃ, bhagavā”ti.</text:p>
          </table:table-cell>
          <table:table-cell office:value-type="string">
            <text:p>“It’s true, Sir.” </text:p>
          </table:table-cell>
          <table:table-cell office:value-type="string">
            <text:p/>
          </table:table-cell>
          <table:table-cell office:value-type="string">
            <text:p>&lt;p&gt;{}&lt;/p&gt;</text:p>
          </table:table-cell>
          <table:table-cell/>
        </table:table-row>
        <table:table-row>
          <table:table-cell office:value-type="string">
            <text:p>pli-tv-bi-vb-np6:1.12</text:p>
          </table:table-cell>
          <table:table-cell office:value-type="string">
            <text:p>Vigarahi buddho bhagavā …pe…</text:p>
          </table:table-cell>
          <table:table-cell office:value-type="string">
            <text:p>The Buddha rebuked them, </text:p>
          </table:table-cell>
          <table:table-cell office:value-type="string">
            <text:p/>
          </table:table-cell>
          <table:table-cell office:value-type="string">
            <text:p>&lt;p&gt;{}</text:p>
          </table:table-cell>
          <table:table-cell/>
        </table:table-row>
        <table:table-row>
          <table:table-cell office:value-type="string">
            <text:p>pli-tv-bi-vb-np6:1.13</text:p>
          </table:table-cell>
          <table:table-cell office:value-type="string">
            <text:p>kathañhi nāma, bhikkhave, bhikkhuniyo aññadatthikena parikkhārena aññuddisikena saṃghikena aññaṃ cetāpessanti.</text:p>
          </table:table-cell>
          <table:table-cell office:value-type="string">
            <text:p>“… When equipment belonging to the Sangha is designated for a specific purpose, how can the nuns exchange it for something else? </text:p>
          </table:table-cell>
          <table:table-cell office:value-type="string">
            <text:p/>
          </table:table-cell>
          <table:table-cell office:value-type="string">
            <text:p>{}</text:p>
          </table:table-cell>
          <table:table-cell/>
        </table:table-row>
        <table:table-row>
          <table:table-cell office:value-type="string">
            <text:p>pli-tv-bi-vb-np6:1.14</text:p>
          </table:table-cell>
          <table:table-cell office:value-type="string">
            <text:p>Netaṃ, bhikkhave, appasannānaṃ vā pasādāya …pe…</text:p>
          </table:table-cell>
          <table:table-cell office:value-type="string">
            <text:p>This won’t give rise to confidence in those without it … </text:p>
          </table:table-cell>
          <table:table-cell office:value-type="string">
            <text:p/>
          </table:table-cell>
          <table:table-cell office:value-type="string">
            <text:p>{}</text:p>
          </table:table-cell>
          <table:table-cell/>
        </table:table-row>
        <table:table-row>
          <table:table-cell office:value-type="string">
            <text:p>pli-tv-bi-vb-np6:1.15</text:p>
          </table:table-cell>
          <table:table-cell office:value-type="string">
            <text:p>evañca pana, bhikkhave, bhikkhuniyo imaṃ sikkhāpadaṃ uddisantu—</text:p>
          </table:table-cell>
          <table:table-cell office:value-type="string">
            <text:p>And, monks, the nuns should recite this training rule in this way: </text:p>
          </table:table-cell>
          <table:table-cell office:value-type="string">
            <text:p/>
          </table:table-cell>
          <table:table-cell office:value-type="string">
            <text:p>{}&lt;/p&gt;&lt;/section&gt;</text:p>
          </table:table-cell>
          <table:table-cell/>
        </table:table-row>
        <table:table-row>
          <table:table-cell office:value-type="string">
            <text:p>pli-tv-bi-vb-np6:1.16.0</text:p>
          </table:table-cell>
          <table:table-cell office:value-type="string">
            <text:p/>
          </table:table-cell>
          <table:table-cell office:value-type="string">
            <text:p>Final ruling </text:p>
          </table:table-cell>
          <table:table-cell office:value-type="string">
            <text:p/>
          </table:table-cell>
          <table:table-cell office:value-type="string">
            <text:p>&lt;section class='patimokkha'&gt;&lt;h2&gt;{}&lt;/h2&gt;</text:p>
          </table:table-cell>
          <table:table-cell/>
        </table:table-row>
        <table:table-row>
          <table:table-cell office:value-type="string">
            <text:p>pli-tv-bi-vb-np6:1.16.1</text:p>
          </table:table-cell>
          <table:table-cell office:value-type="string">
            <text:p>“Yā pana bhikkhunī aññadatthikena parikkhārena aññuddisikena saṃghikena aññaṃ cetāpeyya, nissaggiyaṃ pācittiyan”ti.</text:p>
          </table:table-cell>
          <table:table-cell office:value-type="string">
            <text:p>‘When equipment belonging to the Sangha is designated for a specific purpose, if a nun exchanges it for something else, she commits an offense entailing relinquishment and confession.’” </text:p>
          </table:table-cell>
          <table:table-cell office:value-type="string">
            <text:p/>
          </table:table-cell>
          <table:table-cell office:value-type="string">
            <text:p>&lt;p class='rule'&gt;{}&lt;/p&gt;&lt;/section&gt;</text:p>
          </table:table-cell>
          <table:table-cell office:value-type="string">
            <text:p>ms2V_2485, msdiv759, sc3</text:p>
          </table:table-cell>
        </table:table-row>
        <table:table-row>
          <table:table-cell office:value-type="string">
            <text:p>pli-tv-bi-vb-np6:2.1.0</text:p>
          </table:table-cell>
          <table:table-cell office:value-type="string">
            <text:p/>
          </table:table-cell>
          <table:table-cell office:value-type="string">
            <text:p>Definitions </text:p>
          </table:table-cell>
          <table:table-cell office:value-type="string">
            <text:p/>
          </table:table-cell>
          <table:table-cell office:value-type="string">
            <text:p>&lt;section class='vinaya-pada'&gt;&lt;h2&gt;{}&lt;/h2&gt;</text:p>
          </table:table-cell>
          <table:table-cell/>
        </table:table-row>
        <table:table-row>
          <table:table-cell office:value-type="string">
            <text:p>pli-tv-bi-vb-np6:2.1.1</text:p>
          </table:table-cell>
          <table:table-cell office:value-type="string">
            <text:p>Yā panāti</text:p>
          </table:table-cell>
          <table:table-cell office:value-type="string">
            <text:p>A: </text:p>
          </table:table-cell>
          <table:table-cell office:value-type="string">
            <text:p/>
          </table:table-cell>
          <table:table-cell office:value-type="string">
            <text:p>&lt;dl&gt;&lt;dt&gt;{}&lt;/dt&gt;</text:p>
          </table:table-cell>
          <table:table-cell office:value-type="string">
            <text:p>ms2V_2486, msdiv760, pts-cs2.1, sc4</text:p>
          </table:table-cell>
        </table:table-row>
        <table:table-row>
          <table:table-cell office:value-type="string">
            <text:p>pli-tv-bi-vb-np6:2.1.2</text:p>
          </table:table-cell>
          <table:table-cell office:value-type="string">
            <text:p>yā yādisā …pe…</text:p>
          </table:table-cell>
          <table:table-cell office:value-type="string">
            <text:p>whoever … </text:p>
          </table:table-cell>
          <table:table-cell office:value-type="string">
            <text:p/>
          </table:table-cell>
          <table:table-cell office:value-type="string">
            <text:p>&lt;dd&gt;{}&lt;/dd&gt;</text:p>
          </table:table-cell>
          <table:table-cell/>
        </table:table-row>
        <table:table-row>
          <table:table-cell office:value-type="string">
            <text:p>pli-tv-bi-vb-np6:2.1.3</text:p>
          </table:table-cell>
          <table:table-cell office:value-type="string">
            <text:p>bhikkhunīti</text:p>
          </table:table-cell>
          <table:table-cell office:value-type="string">
            <text:p>Nun: </text:p>
          </table:table-cell>
          <table:table-cell office:value-type="string">
            <text:p/>
          </table:table-cell>
          <table:table-cell office:value-type="string">
            <text:p>&lt;dt&gt;{}&lt;/dt&gt;</text:p>
          </table:table-cell>
          <table:table-cell/>
        </table:table-row>
        <table:table-row>
          <table:table-cell office:value-type="string">
            <text:p>pli-tv-bi-vb-np6:2.1.4</text:p>
          </table:table-cell>
          <table:table-cell office:value-type="string">
            <text:p>…pe… ayaṃ imasmiṃ atthe adhippetā bhikkhunīti.</text:p>
          </table:table-cell>
          <table:table-cell office:value-type="string">
            <text:p>… The nun who has been given the full ordination in unanimity by both Sanghas through a legal procedure consisting of one motion and three announcements that is irreversible and fit to stand—this sort of nun is meant in this case. </text:p>
          </table:table-cell>
          <table:table-cell office:value-type="string">
            <text:p/>
          </table:table-cell>
          <table:table-cell office:value-type="string">
            <text:p>&lt;dd&gt;{}&lt;/dd&gt;</text:p>
          </table:table-cell>
          <table:table-cell/>
        </table:table-row>
        <table:table-row>
          <table:table-cell office:value-type="string">
            <text:p>pli-tv-bi-vb-np6:2.1.5</text:p>
          </table:table-cell>
          <table:table-cell office:value-type="string">
            <text:p>Aññadatthikena parikkhārena aññuddisikenāti</text:p>
          </table:table-cell>
          <table:table-cell office:value-type="string">
            <text:p>Equipment […] designated for a specific purpose: </text:p>
          </table:table-cell>
          <table:table-cell office:value-type="string">
            <text:p/>
          </table:table-cell>
          <table:table-cell office:value-type="string">
            <text:p>&lt;dt&gt;{}&lt;/dt&gt;</text:p>
          </table:table-cell>
          <table:table-cell office:value-type="string">
            <text:p>ms2V_2487, sc5</text:p>
          </table:table-cell>
        </table:table-row>
        <table:table-row>
          <table:table-cell office:value-type="string">
            <text:p>pli-tv-bi-vb-np6:2.1.6</text:p>
          </table:table-cell>
          <table:table-cell office:value-type="string">
            <text:p>aññassatthāya dinnena.</text:p>
          </table:table-cell>
          <table:table-cell office:value-type="string">
            <text:p>it was given for a specific purpose. </text:p>
          </table:table-cell>
          <table:table-cell office:value-type="string">
            <text:p/>
          </table:table-cell>
          <table:table-cell office:value-type="string">
            <text:p>&lt;dd&gt;{}&lt;/dd&gt;</text:p>
          </table:table-cell>
          <table:table-cell/>
        </table:table-row>
        <table:table-row>
          <table:table-cell office:value-type="string">
            <text:p>pli-tv-bi-vb-np6:2.1.7</text:p>
          </table:table-cell>
          <table:table-cell office:value-type="string">
            <text:p>Saṃghikenāti</text:p>
          </table:table-cell>
          <table:table-cell office:value-type="string">
            <text:p>Belonging to the Sangha: </text:p>
          </table:table-cell>
          <table:table-cell office:value-type="string">
            <text:p/>
          </table:table-cell>
          <table:table-cell office:value-type="string">
            <text:p>&lt;dt&gt;{}&lt;/dt&gt;</text:p>
          </table:table-cell>
          <table:table-cell office:value-type="string">
            <text:p>mc3.64, ms2V_2488, sc6</text:p>
          </table:table-cell>
        </table:table-row>
        <table:table-row>
          <table:table-cell office:value-type="string">
            <text:p>pli-tv-bi-vb-np6:2.1.8</text:p>
          </table:table-cell>
          <table:table-cell office:value-type="string">
            <text:p>saṃghassa, na gaṇassa, na ekabhikkhuniyā.</text:p>
          </table:table-cell>
          <table:table-cell office:value-type="string">
            <text:p>belonging to the Sangha, not to a group, not to an individual nun. </text:p>
          </table:table-cell>
          <table:table-cell office:value-type="string">
            <text:p/>
          </table:table-cell>
          <table:table-cell office:value-type="string">
            <text:p>&lt;dd&gt;{}&lt;/dd&gt;</text:p>
          </table:table-cell>
          <table:table-cell/>
        </table:table-row>
        <table:table-row>
          <table:table-cell office:value-type="string">
            <text:p>pli-tv-bi-vb-np6:2.1.9</text:p>
          </table:table-cell>
          <table:table-cell office:value-type="string">
            <text:p>Aññaṃ cetāpeyyāti</text:p>
          </table:table-cell>
          <table:table-cell office:value-type="string">
            <text:p>Exchanges it for something else: </text:p>
          </table:table-cell>
          <table:table-cell office:value-type="string">
            <text:p/>
          </table:table-cell>
          <table:table-cell office:value-type="string">
            <text:p>&lt;dt&gt;{}&lt;/dt&gt;</text:p>
          </table:table-cell>
          <table:table-cell office:value-type="string">
            <text:p>cck3.79, ms2V_2489, ndp2.341, sc7</text:p>
          </table:table-cell>
        </table:table-row>
        <table:table-row>
          <table:table-cell office:value-type="string">
            <text:p>pli-tv-bi-vb-np6:2.1.10</text:p>
          </table:table-cell>
          <table:table-cell office:value-type="string">
            <text:p>yaṃatthāya dinnaṃ, taṃ ṭhapetvā aññaṃ cetāpeti, payoge dukkaṭaṃ.</text:p>
          </table:table-cell>
          <table:table-cell office:value-type="string">
            <text:p>if, apart from the purpose for which it was given, she exchanges it for something else, then the effort constitutes an act of wrong conduct. </text:p>
          </table:table-cell>
          <table:table-cell office:value-type="string">
            <text:p/>
          </table:table-cell>
          <table:table-cell office:value-type="string">
            <text:p>&lt;dd&gt;{}</text:p>
          </table:table-cell>
          <table:table-cell/>
        </table:table-row>
        <table:table-row>
          <table:table-cell office:value-type="string">
            <text:p>pli-tv-bi-vb-np6:2.1.11</text:p>
          </table:table-cell>
          <table:table-cell office:value-type="string">
            <text:p>Paṭilābhena nissaggiyaṃ hoti.</text:p>
          </table:table-cell>
          <table:table-cell office:value-type="string">
            <text:p>When she obtains it, it becomes subject to relinquishment. </text:p>
          </table:table-cell>
          <table:table-cell office:value-type="string">
            <text:p/>
          </table:table-cell>
          <table:table-cell office:value-type="string">
            <text:p>{}&lt;/dd&gt;&lt;/dl&gt;&lt;/section&gt;</text:p>
          </table:table-cell>
          <table:table-cell/>
        </table:table-row>
        <table:table-row>
          <table:table-cell office:value-type="string">
            <text:p>pli-tv-bi-vb-np6:2.1.12</text:p>
          </table:table-cell>
          <table:table-cell office:value-type="string">
            <text:p>Nissajjitabbaṃ saṃghassa vā gaṇassa vā ekabhikkhuniyā vā.</text:p>
          </table:table-cell>
          <table:table-cell office:value-type="string">
            <text:p>It is to be relinquished to the Sangha of nuns, a group, or an individual nun. </text:p>
          </table:table-cell>
          <table:table-cell office:value-type="string">
            <text:p/>
          </table:table-cell>
          <table:table-cell office:value-type="string">
            <text:p>&lt;hr&gt;&lt;p&gt;{}</text:p>
          </table:table-cell>
          <table:table-cell/>
        </table:table-row>
        <table:table-row>
          <table:table-cell office:value-type="string">
            <text:p>pli-tv-bi-vb-np6:2.1.13</text:p>
          </table:table-cell>
          <table:table-cell office:value-type="string">
            <text:p>Evañca pana, bhikkhave, nissajjitabbaṃ.</text:p>
          </table:table-cell>
          <table:table-cell office:value-type="string">
            <text:p>“And, monks, it’s to be relinquished in this way. </text:p>
          </table:table-cell>
          <table:table-cell office:value-type="string">
            <text:p/>
          </table:table-cell>
          <table:table-cell office:value-type="string">
            <text:p>{}</text:p>
          </table:table-cell>
          <table:table-cell/>
        </table:table-row>
        <table:table-row>
          <table:table-cell office:value-type="string">
            <text:p>pli-tv-bi-vb-np6:2.1.14</text:p>
          </table:table-cell>
          <table:table-cell office:value-type="string">
            <text:p>…pe…</text:p>
          </table:table-cell>
          <table:table-cell office:value-type="string">
            <text:p>(To be expanded as in Nuns’ Relinquishment 1, [](pli-tv-bi-vb-np1:2.1.21--2.1.43), with appropriate substitutions.) </text:p>
          </table:table-cell>
          <table:table-cell office:value-type="string">
            <text:p/>
          </table:table-cell>
          <table:table-cell office:value-type="string">
            <text:p>&lt;span class='pe'&gt;{}&lt;/span&gt;&lt;/p&gt;</text:p>
          </table:table-cell>
          <table:table-cell/>
        </table:table-row>
        <table:table-row>
          <table:table-cell office:value-type="string">
            <text:p>pli-tv-bi-vb-np6:2.1.15</text:p>
          </table:table-cell>
          <table:table-cell office:value-type="string">
            <text:p>“idaṃ me, ayye, aññadatthikena parikkhārena aññuddisikena saṃghikena aññaṃ cetāpitaṃ nissaggiyaṃ, imāhaṃ saṃghassa nissajjāmī”ti.</text:p>
          </table:table-cell>
          <table:table-cell office:value-type="string">
            <text:p>… ‘Venerables, this thing which I got in exchange for equipment belonging to the Sangha that was designated for a specific purpose is to be relinquished. I relinquish it to the Sangha.’ </text:p>
          </table:table-cell>
          <table:table-cell office:value-type="string">
            <text:p/>
          </table:table-cell>
          <table:table-cell office:value-type="string">
            <text:p>&lt;article class='kamma'&gt;&lt;p&gt;{}</text:p>
          </table:table-cell>
          <table:table-cell office:value-type="string">
            <text:p>pts-vp-en3.230</text:p>
          </table:table-cell>
        </table:table-row>
        <table:table-row>
          <table:table-cell office:value-type="string">
            <text:p>pli-tv-bi-vb-np6:2.1.16</text:p>
          </table:table-cell>
          <table:table-cell office:value-type="string">
            <text:p>…</text:p>
          </table:table-cell>
          <table:table-cell office:value-type="string">
            <text:p>…pe… </text:p>
          </table:table-cell>
          <table:table-cell office:value-type="string">
            <text:p/>
          </table:table-cell>
          <table:table-cell office:value-type="string">
            <text:p>{}</text:p>
          </table:table-cell>
          <table:table-cell/>
        </table:table-row>
        <table:table-row>
          <table:table-cell office:value-type="string">
            <text:p>pli-tv-bi-vb-np6:2.1.17</text:p>
          </table:table-cell>
          <table:table-cell office:value-type="string">
            <text:p>dadeyyā”ti …pe…</text:p>
          </table:table-cell>
          <table:table-cell office:value-type="string">
            <text:p>the Sangha should give … </text:p>
          </table:table-cell>
          <table:table-cell office:value-type="string">
            <text:p/>
          </table:table-cell>
          <table:table-cell office:value-type="string">
            <text:p>{}</text:p>
          </table:table-cell>
          <table:table-cell/>
        </table:table-row>
        <table:table-row>
          <table:table-cell office:value-type="string">
            <text:p>pli-tv-bi-vb-np6:2.1.18</text:p>
          </table:table-cell>
          <table:table-cell office:value-type="string">
            <text:p>dadeyyun”ti …pe…</text:p>
          </table:table-cell>
          <table:table-cell office:value-type="string">
            <text:p>you should give … </text:p>
          </table:table-cell>
          <table:table-cell office:value-type="string">
            <text:p/>
          </table:table-cell>
          <table:table-cell office:value-type="string">
            <text:p>{}</text:p>
          </table:table-cell>
          <table:table-cell/>
        </table:table-row>
        <table:table-row>
          <table:table-cell office:value-type="string">
            <text:p>pli-tv-bi-vb-np6:2.1.19</text:p>
          </table:table-cell>
          <table:table-cell office:value-type="string">
            <text:p>ayyāya dammī”ti.</text:p>
          </table:table-cell>
          <table:table-cell office:value-type="string">
            <text:p>‘I give this back to you.’” </text:p>
          </table:table-cell>
          <table:table-cell office:value-type="string">
            <text:p/>
          </table:table-cell>
          <table:table-cell office:value-type="string">
            <text:p>{}&lt;/p&gt;&lt;/article&gt;</text:p>
          </table:table-cell>
          <table:table-cell/>
        </table:table-row>
        <table:table-row>
          <table:table-cell office:value-type="string">
            <text:p>pli-tv-bi-vb-np6:2.2.0</text:p>
          </table:table-cell>
          <table:table-cell office:value-type="string">
            <text:p/>
          </table:table-cell>
          <table:table-cell office:value-type="string">
            <text:p>Permutations </text:p>
          </table:table-cell>
          <table:table-cell office:value-type="string">
            <text:p/>
          </table:table-cell>
          <table:table-cell office:value-type="string">
            <text:p>&lt;section class='vinaya-cakka'&gt;&lt;h2&gt;{}&lt;/h2&gt;</text:p>
          </table:table-cell>
          <table:table-cell/>
        </table:table-row>
        <table:table-row>
          <table:table-cell office:value-type="string">
            <text:p>pli-tv-bi-vb-np6:2.2.1</text:p>
          </table:table-cell>
          <table:table-cell office:value-type="string">
            <text:p>Aññadatthike aññadatthikasaññā aññaṃ cetāpeti, nissaggiyaṃ pācittiyaṃ.</text:p>
          </table:table-cell>
          <table:table-cell office:value-type="string">
            <text:p>If it is for a specific purpose and she perceives that it is for a specific purpose, and she exchanges it for something else, she commits an offense entailing relinquishment and confession. </text:p>
          </table:table-cell>
          <table:table-cell office:value-type="string">
            <text:p/>
          </table:table-cell>
          <table:table-cell office:value-type="string">
            <text:p>&lt;p&gt;{}</text:p>
          </table:table-cell>
          <table:table-cell office:value-type="string">
            <text:p>bj2.2.112, ms2V_2490, msdiv761, pts-cs2.2, sc8</text:p>
          </table:table-cell>
        </table:table-row>
        <table:table-row>
          <table:table-cell office:value-type="string">
            <text:p>pli-tv-bi-vb-np6:2.2.2</text:p>
          </table:table-cell>
          <table:table-cell office:value-type="string">
            <text:p>Aññadatthike vematikā aññaṃ cetāpeti, nissaggiyaṃ pācittiyaṃ.</text:p>
          </table:table-cell>
          <table:table-cell office:value-type="string">
            <text:p>If it is for a specific purpose, but she is unsure if it is, and she exchanges it for something else, she commits an offense entailing relinquishment and confession. </text:p>
          </table:table-cell>
          <table:table-cell office:value-type="string">
            <text:p/>
          </table:table-cell>
          <table:table-cell office:value-type="string">
            <text:p>{}</text:p>
          </table:table-cell>
          <table:table-cell/>
        </table:table-row>
        <table:table-row>
          <table:table-cell office:value-type="string">
            <text:p>pli-tv-bi-vb-np6:2.2.3</text:p>
          </table:table-cell>
          <table:table-cell office:value-type="string">
            <text:p>Aññadatthike anaññadatthikasaññā aññaṃ cetāpeti, nissaggiyaṃ pācittiyaṃ.</text:p>
          </table:table-cell>
          <table:table-cell office:value-type="string">
            <text:p>If it is for a specific purpose, but she does not perceive that it is for a specific purpose, and she exchanges it for something else, she commits an offense entailing relinquishment and confession. </text:p>
          </table:table-cell>
          <table:table-cell office:value-type="string">
            <text:p/>
          </table:table-cell>
          <table:table-cell office:value-type="string">
            <text:p>{}</text:p>
          </table:table-cell>
          <table:table-cell/>
        </table:table-row>
        <table:table-row>
          <table:table-cell office:value-type="string">
            <text:p>pli-tv-bi-vb-np6:2.2.4</text:p>
          </table:table-cell>
          <table:table-cell office:value-type="string">
            <text:p>Nissaṭṭhaṃ paṭilabhitvā yathādāne upanetabbaṃ.</text:p>
          </table:table-cell>
          <table:table-cell office:value-type="string">
            <text:p>When she receives in return what had been relinquished, it is to be used in accordance with the intention of the donors. </text:p>
          </table:table-cell>
          <table:table-cell office:value-type="string">
            <text:p>_Yathādāne upanetabbaṃ_. For an explanation of this, see [Vmv.2.740](): _nissaṭṭhaṃ paṭilabhitvāpi yaṃ uddissa dāyakehi dinnaṃ, tattheva dātabbaṃ. Tenāha “yathādāneyeva upanetabba”nti_.</text:p>
          </table:table-cell>
          <table:table-cell office:value-type="string">
            <text:p>{}&lt;/p&gt;</text:p>
          </table:table-cell>
          <table:table-cell/>
        </table:table-row>
        <table:table-row>
          <table:table-cell office:value-type="string">
            <text:p>pli-tv-bi-vb-np6:2.2.5</text:p>
          </table:table-cell>
          <table:table-cell office:value-type="string">
            <text:p>Anaññadatthike aññadatthikasaññā, āpatti dukkaṭassa.</text:p>
          </table:table-cell>
          <table:table-cell office:value-type="string">
            <text:p>If it is not for a specific purpose, but she perceives that it is for a specific purpose, she commits an offense of wrong conduct. </text:p>
          </table:table-cell>
          <table:table-cell office:value-type="string">
            <text:p/>
          </table:table-cell>
          <table:table-cell office:value-type="string">
            <text:p>&lt;p&gt;{}</text:p>
          </table:table-cell>
          <table:table-cell office:value-type="string">
            <text:p>ms2V_2491, sc9, vri88.341</text:p>
          </table:table-cell>
        </table:table-row>
        <table:table-row>
          <table:table-cell office:value-type="string">
            <text:p>pli-tv-bi-vb-np6:2.2.6</text:p>
          </table:table-cell>
          <table:table-cell office:value-type="string">
            <text:p>Anaññadatthike vematikā, āpatti dukkaṭassa.</text:p>
          </table:table-cell>
          <table:table-cell office:value-type="string">
            <text:p>If it is not for a specific purpose, but she is unsure of it, she commits an offense of wrong conduct. </text:p>
          </table:table-cell>
          <table:table-cell office:value-type="string">
            <text:p/>
          </table:table-cell>
          <table:table-cell office:value-type="string">
            <text:p>{}</text:p>
          </table:table-cell>
          <table:table-cell/>
        </table:table-row>
        <table:table-row>
          <table:table-cell office:value-type="string">
            <text:p>pli-tv-bi-vb-np6:2.2.7</text:p>
          </table:table-cell>
          <table:table-cell office:value-type="string">
            <text:p>Anaññadatthike anaññadatthikasaññā, anāpatti.</text:p>
          </table:table-cell>
          <table:table-cell office:value-type="string">
            <text:p>If it is not for a specific purpose, and she does not perceive that it is for a specific purpose, there is no offense. </text:p>
          </table:table-cell>
          <table:table-cell office:value-type="string">
            <text:p/>
          </table:table-cell>
          <table:table-cell office:value-type="string">
            <text:p>{}&lt;/p&gt;&lt;/section&gt;</text:p>
          </table:table-cell>
          <table:table-cell/>
        </table:table-row>
        <table:table-row>
          <table:table-cell office:value-type="string">
            <text:p>pli-tv-bi-vb-np6:2.3.0</text:p>
          </table:table-cell>
          <table:table-cell office:value-type="string">
            <text:p/>
          </table:table-cell>
          <table:table-cell office:value-type="string">
            <text:p>Non-offenses </text:p>
          </table:table-cell>
          <table:table-cell office:value-type="string">
            <text:p/>
          </table:table-cell>
          <table:table-cell office:value-type="string">
            <text:p>&lt;section class='vinaya-anapatti'&gt;&lt;h2&gt;{}&lt;/h2&gt;</text:p>
          </table:table-cell>
          <table:table-cell/>
        </table:table-row>
        <table:table-row>
          <table:table-cell office:value-type="string">
            <text:p>pli-tv-bi-vb-np6:2.3.1</text:p>
          </table:table-cell>
          <table:table-cell office:value-type="string">
            <text:p>Anāpatti—</text:p>
          </table:table-cell>
          <table:table-cell office:value-type="string">
            <text:p>There is no offense: </text:p>
          </table:table-cell>
          <table:table-cell office:value-type="string">
            <text:p/>
          </table:table-cell>
          <table:table-cell office:value-type="string">
            <text:p>&lt;p&gt;{}</text:p>
          </table:table-cell>
          <table:table-cell office:value-type="string">
            <text:p>dr3.70, ms2V_2492, msdiv762, pts-cs2.3, sc10, sya3.80</text:p>
          </table:table-cell>
        </table:table-row>
        <table:table-row>
          <table:table-cell office:value-type="string">
            <text:p>pli-tv-bi-vb-np6:2.3.2</text:p>
          </table:table-cell>
          <table:table-cell office:value-type="string">
            <text:p>sesakaṃ upaneti,</text:p>
          </table:table-cell>
          <table:table-cell office:value-type="string">
            <text:p>if she makes use of the remainder; </text:p>
          </table:table-cell>
          <table:table-cell office:value-type="string">
            <text:p>This seems to mean that if there is a remainder after the requisites have been used as intended, then this may be exchanged for something other than what it was specified for. [Sp.2.762](): _Sesakaṃ upanetīti yadatthāya dinno, taṃ cetāpetvā avasesaṃ aññassatthāya upaneti_, “She uses the remainder means: after exchanging it for the purpose for which it was given, she uses the remainder for another purpose.”</text:p>
          </table:table-cell>
          <table:table-cell office:value-type="string">
            <text:p>{} </text:p>
          </table:table-cell>
          <table:table-cell/>
        </table:table-row>
        <table:table-row>
          <table:table-cell office:value-type="string">
            <text:p>pli-tv-bi-vb-np6:2.3.3</text:p>
          </table:table-cell>
          <table:table-cell office:value-type="string">
            <text:p>sāmike apaloketvā upaneti,</text:p>
          </table:table-cell>
          <table:table-cell office:value-type="string">
            <text:p>if she makes use of it after getting permission from the owners; </text:p>
          </table:table-cell>
          <table:table-cell office:value-type="string">
            <text:p>That is, if she makes use of it in another way than what was intended by the owners. [Sp.2.762](): _Sāmike apaloketvāti “tumhehi cīvaratthāya dinno, amhākañca cīvaraṃ atthi, telādīhi pana attho”ti evaṃ āpucchitvā upaneti_, “After getting permission from the owners means: she makes use of it after asking, ‘It was given by you for the purpose of robes, but we have robes and we need oil, etc.’”</text:p>
          </table:table-cell>
          <table:table-cell office:value-type="string">
            <text:p>{} </text:p>
          </table:table-cell>
          <table:table-cell/>
        </table:table-row>
        <table:table-row>
          <table:table-cell office:value-type="string">
            <text:p>pli-tv-bi-vb-np6:2.3.4.1</text:p>
          </table:table-cell>
          <table:table-cell office:value-type="string">
            <text:p>āpadāsu,</text:p>
          </table:table-cell>
          <table:table-cell office:value-type="string">
            <text:p>if there are dangers; </text:p>
          </table:table-cell>
          <table:table-cell office:value-type="string">
            <text:p/>
          </table:table-cell>
          <table:table-cell office:value-type="string">
            <text:p>{} </text:p>
          </table:table-cell>
          <table:table-cell/>
        </table:table-row>
        <table:table-row>
          <table:table-cell office:value-type="string">
            <text:p>pli-tv-bi-vb-np6:2.3.4.2</text:p>
          </table:table-cell>
          <table:table-cell office:value-type="string">
            <text:p/>
          </table:table-cell>
          <table:table-cell office:value-type="string">
            <text:p>if she is insane; </text:p>
          </table:table-cell>
          <table:table-cell office:value-type="string">
            <text:p/>
          </table:table-cell>
          <table:table-cell office:value-type="string">
            <text:p>{} </text:p>
          </table:table-cell>
          <table:table-cell/>
        </table:table-row>
        <table:table-row>
          <table:table-cell office:value-type="string">
            <text:p>pli-tv-bi-vb-np6:2.3.5</text:p>
          </table:table-cell>
          <table:table-cell office:value-type="string">
            <text:p>ādikammikāyāti.</text:p>
          </table:table-cell>
          <table:table-cell office:value-type="string">
            <text:p>if she is the first offender. </text:p>
          </table:table-cell>
          <table:table-cell office:value-type="string">
            <text:p/>
          </table:table-cell>
          <table:table-cell office:value-type="string">
            <text:p>{}&lt;/p&gt;&lt;/section&gt;</text:p>
          </table:table-cell>
          <table:table-cell/>
        </table:table-row>
        <table:table-row>
          <table:table-cell office:value-type="string">
            <text:p>pli-tv-bi-vb-np6:2.3.6</text:p>
          </table:table-cell>
          <table:table-cell office:value-type="string">
            <text:p>Chaṭṭhasikkhāpadaṃ niṭṭhitaṃ.</text:p>
          </table:table-cell>
          <table:table-cell office:value-type="string">
            <text:p>The sixth training rule is finished.</text:p>
          </table:table-cell>
          <table:table-cell office:value-type="string">
            <text:p/>
          </table:table-cell>
          <table:table-cell office:value-type="string">
            <text:p>&lt;p class='endsutta'&gt;{}&lt;/p&gt;&lt;/article&gt;</text:p>
          </table:table-cell>
          <table:table-cell office:value-type="string">
            <text:p>ms2V_2493, sc11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0-06-18T18:34:05.023130</meta:creation-date>
    <dc:date>2020-06-18T18:34:05.047035</dc:date>
    <meta:generator>http://pypi.python.org/pypi/ezodf/0.1.0$Python3.7.2 (default, Jun 16 2020, 18:58:08) 
[GCC 9.3.0]</meta:generator>
    <meta:document-statistic/>
    <meta:editing-cycles>1</meta:editing-cycles>
  </office:meta>
</office:document-meta>
</file>